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9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9.68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6.653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1.27cm" svg:x="1.97cm" svg:y="2.743cm">
          <text:p text:style-name="P1"><text:span text:style-name="T1">CLUST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1.27cm" svg:x="1.969cm" svg:y="2.7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1.27cm" svg:x="14.071cm" svg:y="2.535cm">
          <text:p text:style-name="P1"><text:span text:style-name="T1">CLUST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23cm" svg:height="3.302cm" svg:x="14.07cm" svg:y="2.297cm">
          <text:p text:style-name="P1"><text:span text:style-name="T2">host_1: /mars</text:span></text:p>
          <text:p text:style-name="P1"><text:span text:style-name="T2">host_2: /mars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937cm" svg:y1="3.251cm" svg:x2="13.954cm" svg:y2="3.286cm">
          <text:p/>
        </draw:line>
        <draw:custom-shape draw:style-name="gr1" draw:text-style-name="P1" draw:layer="layout" svg:width="2.667cm" svg:height="1.27cm" svg:x="1.559cm" svg:y="9.913cm">
          <text:p text:style-name="P1"><text:span text:style-name="T1">CLUST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351cm" svg:height="4.042cm" svg:x="1.558cm" svg:y="9.912cm">
          <text:p text:style-name="P3"><text:span text:style-name="T2">res_1</text:span><text:span text:style-name="T2"><text:line-break/></text:span><text:span text:style-name="T2">res_2</text:span><text:span text:style-name="T2"><text:line-break/></text:span><text:span text:style-name="T2">res_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768cm" svg:height="9.088cm" svg:x="14.634cm" svg:y="10.664cm">
          <text:p text:style-name="P4"><text:span text:style-name="T1"><text:line-break/></text:span><text:span text:style-name="T2">host_1 : res_1 : primary <text:s text:c="4"/>: /mars/resource-res_1/ : /dev/vg-mars/dev_1 : /dev/mars/res_1</text:span><text:span text:style-name="T2"><text:line-break/></text:span><text:span text:style-name="T2">host_1 : res_2 : secondary : /mars/resource-res_2/ : /dev/vg-mars/dev_2 : <text:s text:c="5"/>---</text:span><text:span text:style-name="T2"><text:line-break/></text:span><text:span text:style-name="T2">host_1 : res_3 : primary <text:s text:c="4"/>: /mars/resource-res_3/ : /dev/vg-mars/dev_3 : /dev/mars/res_3</text:span><text:span text:style-name="T2"><text:line-break/></text:span><text:span text:style-name="T2">host_2 : res_1 : secondary : /mars/resource-res_1/ : /dev/vg-mars/dev_1 : <text:s text:c="5"/>---</text:span><text:span text:style-name="T2"><text:line-break/></text:span><text:span text:style-name="T2">host_2 : res_2 : primary <text:s text:c="4"/>: /mars/resource-res_2/ : /dev/vg-mars/dev_2 : /dev/mars/res_2</text:span><text:span text:style-name="T2"><text:line-break/></text:span><text:span text:style-name="T2">host_2 : res_3 : secondary : /mars/resource-res_3/ : /dev/vg-mars/dev_3 : <text:s text:c="5"/>---</text:span><text:span text:style-name="T2"><text:line-break/></text:span><text:span text:style-name="T1"><text:line-break/>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9.779cm" svg:height="4.318cm" svg:x="25.37cm" svg:y="2.44cm">
          <text:p text:style-name="P3"><text:span text:style-name="T2">host_1:/dev/vg-mars/dev_1</text:span><text:span text:style-name="T2"><text:line-break/></text:span><text:span text:style-name="T2">host_1:/dev/vg-mars/dev_2</text:span><text:span text:style-name="T2"><text:line-break/></text:span><text:span text:style-name="T2">host_2:/dev/vg-mars/dev_1</text:span><text:span text:style-name="T2"><text:line-break/></text:span><text:span text:style-name="T2">host_2:/dev/vg-mars/dev_2</text:span><text:span text:style-name="T2"><text:line-break/></text:span><text:span text:style-name="T2"/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0.558cm" svg:y1="3.921cm" svg:x2="25.257cm" svg:y2="3.921cm">
          <text:p/>
        </draw:line>
        <draw:frame draw:style-name="gr3" draw:text-style-name="P5" draw:layer="layout" svg:width="2.691cm" svg:height="0.962cm" svg:x="15.412cm" svg:y="1.254cm">
          <draw:text-box>
            <text:p><text:span text:style-name="T2">HOSTS</text:span></text:p>
          </draw:text-box>
        </draw:frame>
        <draw:frame draw:style-name="gr4" draw:text-style-name="P6" draw:layer="layout" svg:width="11.43cm" svg:height="0.962cm" svg:x="26.27cm" svg:y="1.216cm">
          <draw:text-box>
            <text:p text:style-name="P6"><text:span text:style-name="T2">DEVICES</text:span></text:p>
          </draw:text-box>
        </draw:frame>
        <draw:frame draw:style-name="gr3" draw:text-style-name="P6" draw:layer="layout" svg:width="3.461cm" svg:height="0.962cm" svg:x="1.889cm" svg:y="1.762cm">
          <draw:text-box>
            <text:p text:style-name="P3"><text:span text:style-name="T2">CLUSTER</text:span></text:p>
          </draw:text-box>
        </draw:frame>
        <draw:frame draw:style-name="gr3" draw:layer="layout" svg:width="4.519cm" svg:height="0.962cm" svg:x="1.434cm" svg:y="9.001cm">
          <draw:text-box>
            <text:p text:style-name="P1"><text:span text:style-name="T2">RESOURCES</text:span></text:p>
          </draw:text-box>
        </draw:frame>
        <draw:frame draw:style-name="gr5" draw:text-style-name="P6" draw:layer="layout" svg:width="10.184cm" svg:height="1.651cm" svg:x="23.016cm" svg:y="8.83cm">
          <draw:text-box>
            <text:p text:style-name="P6"><text:span text:style-name="T2">JOINED RESOURCES</text:span></text:p>
          </draw:text-box>
        </draw:frame>
        <draw:line draw:style-name="gr2" draw:text-style-name="P2" draw:layer="layout" svg:x1="16.875cm" svg:y1="5.826cm" svg:x2="23.225cm" svg:y2="8.62cm">
          <text:p/>
        </draw:line>
        <draw:line draw:style-name="gr2" draw:text-style-name="P2" draw:layer="layout" svg:x1="5.445cm" svg:y1="12.176cm" svg:x2="13.827cm" svg:y2="12.303cm">
          <text:p/>
        </draw:line>
        <draw:frame draw:style-name="gr3" draw:text-style-name="P6" draw:layer="layout" svg:width="5.468cm" svg:height="0.962cm" svg:x="6.715cm" svg:y="2.143cm">
          <draw:text-box>
            <text:p text:style-name="P6"><text:span text:style-name="T2">create/join cluster</text:span></text:p>
          </draw:text-box>
        </draw:frame>
        <draw:frame draw:style-name="gr6" draw:text-style-name="P6" draw:layer="layout" svg:width="7.153cm" svg:height="1.397cm" svg:x="14.208cm" svg:y="7.223cm">
          <draw:text-box>
            <text:p text:style-name="P6"><text:span text:style-name="T2">create/join resource</text:span></text:p>
          </draw:text-box>
        </draw:frame>
        <draw:custom-shape draw:style-name="gr1" draw:text-style-name="P1" draw:layer="layout" svg:width="2.667cm" svg:height="1.27cm" svg:x="1.633cm" svg:y="16.39cm">
          <text:p text:style-name="P1"><text:span text:style-name="T1">CLUST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351cm" svg:height="4.042cm" svg:x="1.632cm" svg:y="16.389cm">
          <text:p text:style-name="P3"><text:span text:style-name="T2">primary</text:span><text:span text:style-name="T2"><text:line-break/></text:span><text:span text:style-name="T2">secondary</text:span><text:span text:style-name="T2"><text:line-break/></text:span><text:span text:style-name="T2"/></text:p>
          <draw:enhanced-geometry svg:viewBox="0 0 21600 21600" draw:type="rectangle" draw:enhanced-path="M 0 0 L 21600 0 21600 21600 0 21600 0 0 Z N"/>
        </draw:custom-shape>
        <draw:frame draw:style-name="gr3" draw:layer="layout" svg:width="2.653cm" svg:height="0.962cm" svg:x="2.143cm" svg:y="15.405cm">
          <draw:text-box>
            <text:p text:style-name="P1"><text:span text:style-name="T2">ROLES</text:span></text:p>
          </draw:text-box>
        </draw:frame>
        <draw:line draw:style-name="gr2" draw:text-style-name="P2" draw:layer="layout" svg:x1="5.191cm" svg:y1="18.018cm" svg:x2="13.954cm" svg:y2="17.637cm">
          <text:p/>
        </draw:line>
        <draw:line draw:style-name="gr2" draw:text-style-name="P2" draw:layer="layout" svg:x1="31.734cm" svg:y1="7.223cm" svg:x2="26.781cm" svg:y2="8.7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Liepold</meta:initial-creator>
    <meta:creation-date>2014-03-24T08:13:10</meta:creation-date>
    <dc:date>2014-03-24T11:55:11</dc:date>
    <dc:creator>Frank Liepold</dc:creator>
    <meta:editing-duration>PT2H56M11S</meta:editing-duration>
    <meta:editing-cycles>14</meta:editing-cycles>
    <meta:generator>LibreOffice/3.5$Linux_X86_64 LibreOffice_project/350m1$Build-2</meta:generator>
    <meta:document-statistic meta:object-count="24"/>
  </office:meta>
</office:document-meta>
</file>